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4429" officeooo:paragraph-rsid="001e4429"/>
    </style:style>
    <style:style style:name="P2" style:family="paragraph" style:parent-style-name="Standard">
      <style:text-properties officeooo:rsid="001e4429" officeooo:paragraph-rsid="00203cf1"/>
    </style:style>
    <style:style style:name="P3" style:family="paragraph" style:parent-style-name="Standard">
      <style:text-properties officeooo:rsid="0020efe1" officeooo:paragraph-rsid="0020ef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computers</text:p>
      <text:p text:style-name="P2">Let mc have a look at the history of computers' development. The very first calculating device used was the ten fingers of a man's hands. This, in fact, is why today we still count and multiply of tens. Then the abacus was invented, a bead frame in which the beads are moved from lefi to right. People used some form of abacus up to the 17th century and it is still being used in some parts of the world because it can be understood without knowing how to read. </text:p>
      <text:p text:style-name="P2"/>
      <text:p text:style-name="P2">During the 17th and 18th centuries, many people tried to find easy ways of calculating. Henry Briggs used Napier's ideas of mechanical way of multiplying and dividing to produce logarithm table, which all mathematicians use today. </text:p>
      <text:p text:style-name="P2"/>
      <text:p text:style-name="P2">The first real calculating machine appeared in 1820 because of several people's experiments. In 1830 Charles Babbage, an Englishman, designed a machine that was called "The Analytical Engine" He showed this machine at the exhibition in Paris in 1885. He never finished his work but many of his ideas became the basis for today's computers. </text:p>
      <text:p text:style-name="P2"/>
      <text:p text:style-name="P2">In 1930, an American, Vannevar Bush, invented the first analog computer. It was used in World War II to help aim guns. Mark 1 the name given to the first digital computer was completed in 1944. This was the first machine that could figure out lists of mathematical problems, all at a very fast speed. In 1946 the engineers at the university of Pennsylvania built the first digital computer using parts called vacuurn tubes. They named their invention ENIAC. Another important advancement in computers came in 1947, when John von Newman developed the idea of keeping instructions for the computer inside the computer's memory. </text:p>
      <text:p text:style-name="P2"/>
      <text:p text:style-name="P2">Computers of the first generation used vacuum tubes, came out in 1950. UNIVAC I can be an example of these computers and it performed thousands of calculations per second. In 1960 the second generation of computers was developed and they could perform ten times faster than their predecessors. The computers of this generation used transistors instead of vacuum tubes. The size ofthe computers also became smaller. Computers of the third generation appeared on the market in 1965. They could do a million calculations a second, which is 1000 times as many as first-generation computers. </text:p>
      <text:p text:style-name="P2"/>
      <text:p text:style-name="P2">In the fourth generation computers, integrated circuits were greatly reduced in size, which was due to microminiaturization. As many as 1000 tiny circuits now fit onto a single chip. </text:p>
      <text:p text:style-name="P2"/>
      <text:p text:style-name="P2">The development of the next generation of computer systems is characterized mainly by the acceptance of parallel processing. The fifth generation saw the introduction of machines with hundreds of processors that could all be working on different parts of a single program. </text:p>
      <text:p text:style-name="P2"/>
      <text:p text:style-name="P2">For more than forty years manufacturers have crammed more and more devices, particularly transistors, into microprocessors. The current techmological process to pack them is a photography- like technique called DUVL (Deep - Ultraviolet Lithography), which is being improved by the- engineers towards the higher resolution. Some scientists are looking for possible alternatives such as biological or DNA and quantum computers.</text:p>
      <text:p text:style-name="P2"/>
      <text:p text:style-name="P3">===================================================================</text:p>
      <text:p text:style-name="P2"/>
      <text:p text:style-name="P2">История компьютеров</text:p>
      <text:p text:style-name="P2">Позвольте mc взглянуть на историю развития компьютеров. Самым первым использованным вычислительным устройством были десять пальцев человеческих рук. Именно поэтому сегодня мы все еще считаем и умножаем десятки. Затем была изобретена абака, рама для бусин, в которой бусинки перемещались от левых к правому краю. Люди использовали <text:soft-page-break/>какую-либо форму счёта вплоть до 17-го века, и она до сих пор используется в некоторых частях мира, потому что её можно понять, не зная, как читать.</text:p>
      <text:p text:style-name="P2"/>
      <text:p text:style-name="P2">В течение 17 и 18 веков многие люди пытались найти простые способы расчета. Генри Бриггс использовал идеи Напира о механическом способе умножения и деления для создания логарифмической таблицы, которую сегодня используют все математики.</text:p>
      <text:p text:style-name="P2"/>
      <text:p text:style-name="P2">Первая настоящая вычислительная машина появилась в 1820 году из-за экспериментов нескольких людей. В 1830 году англичанин Чарльз Бэббидж разработал машину, которая получила название «Аналитический двигатель». Он показал эту машину на выставке в Париже в 1885 году. Он так и не закончил свою работу, но многие его идеи стали основой современных компьютеров.</text:p>
      <text:p text:style-name="P2"/>
      <text:p text:style-name="P2">В 1930 году американец Ванневар Буш изобрел первый аналоговый компьютер. Это использовалось во Второй мировой войне, чтобы помочь нацелить оружие. Марка 1 - имя, данное первому цифровому компьютеру, было завершено в 1944 году. Это была первая машина, которая могла составлять списки математических задач с очень высокой скоростью. В 1946 году инженеры из Пенсильванского университета создали первый цифровой компьютер с использованием деталей, называемых вакуумными трубками. Они назвали свое изобретение ENIAC. Еще одно важное достижение в области компьютеров произошло в 1947 году, когда Джон фон Ньюман разработал идею хранения инструкций для компьютера в памяти компьютера.</text:p>
      <text:p text:style-name="P2"/>
      <text:p text:style-name="P2">В компьютерах первого поколения использовались вакуумные трубки, выпущенные в 1950 году. UNIVAC Я могу быть примером таких компьютеров, и они выполняли тысячи вычислений в секунду. В 1960 году было разработано второе поколение компьютеров, которые могли работать в десять раз быстрее, чем их предшественники. Компьютеры этого поколения использовали транзисторы вместо вакуумных ламп. Размер компьютеров также стал меньше. Компьютеры третьего поколения появились на рынке в 1965 году. Они могли выполнять миллион вычислений в секунду, что в 1000 раз больше, чем компьютеры первого поколения.</text:p>
      <text:p text:style-name="P2"/>
      <text:p text:style-name="P2">В компьютерах четвертого поколения интегральные схемы были значительно уменьшены в размерах, что было связано с микроминиатюризацией. Целых 1000 крошечных микросхем теперь вмещаются в один чип.</text:p>
      <text:p text:style-name="P2"/>
      <text:p text:style-name="P2">Развитие компьютерных систем следующего поколения характеризуется главным образом принятием параллельной обработки. В пятом поколении появились машины с сотнями процессоров, которые могли работать на разных частях одной программы.</text:p>
      <text:p text:style-name="P2"/>
      <text:p text:style-name="P2">На протяжении более сорока лет производители собирали все больше устройств, в частности транзисторов, в микропроцессоры. Текущий технологический процесс их упаковки представляет собой фотографическую технику под названием DUVL (Deep - Ultraviolet Lithography), которая улучшается инженерами в направлении более высокого разрешения. Некоторые ученые ищут возможные альтернативы, такие как биологические или ДНК и квантовые компьютер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3:14:31.012453819</meta:creation-date>
    <meta:generator>LibreOffice/6.0.7.3$Linux_X86_64 LibreOffice_project/00m0$Build-3</meta:generator>
    <dc:date>2020-04-19T13:20:35.609127657</dc:date>
    <meta:editing-duration>PT5M51S</meta:editing-duration>
    <meta:editing-cycles>3</meta:editing-cycles>
    <meta:document-statistic meta:table-count="0" meta:image-count="0" meta:object-count="0" meta:page-count="2" meta:paragraph-count="19" meta:word-count="948" meta:character-count="6426" meta:non-whitespace-character-count="5490"/>
  </office:meta>
</office:document-meta>
</file>